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783in"/>
    </style:style>
    <style:style style:name="co2" style:family="table-column">
      <style:table-column-properties fo:break-before="auto" style:column-width="7.1118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gla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rules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table:style-name="ce1" office:value-type="string" calcext:value-type="string">
            <text:p>{RT_popular=muy muchos} =&gt; {retweet_verified=Verificados}</text:p>
          </table:table-cell>
          <table:table-cell table:style-name="ce1" office:value-type="float" office:value="0.142267228320641" calcext:value-type="float">
            <text:p>0.142267228320641</text:p>
          </table:table-cell>
          <table:table-cell table:style-name="ce1" office:value-type="float" office:value="0.689045226130653" calcext:value-type="float">
            <text:p>0.689045226130653</text:p>
          </table:table-cell>
          <table:table-cell table:style-name="ce1" office:value-type="float" office:value="0.206470087775726" calcext:value-type="float">
            <text:p>0.206470087775726</text:p>
          </table:table-cell>
          <table:table-cell table:style-name="ce1" office:value-type="float" office:value="3.07176489291973" calcext:value-type="float">
            <text:p>3.07176489291973</text:p>
          </table:table-cell>
          <table:table-cell table:style-name="ce1" office:value-type="float" office:value="13712" calcext:value-type="float">
            <text:p>13712</text:p>
          </table:table-cell>
        </table:table-row>
        <table:table-row table:style-name="ro1">
          <table:table-cell/>
          <table:table-cell table:style-name="ce2" office:value-type="string" calcext:value-type="string">
            <text:p>{retweet_verified=Verificados} =&gt; {RT_popular=muy muchos}</text:p>
          </table:table-cell>
          <table:table-cell table:style-name="ce2" office:value-type="float" office:value="0.142267228320641" calcext:value-type="float">
            <text:p>0.142267228320641</text:p>
          </table:table-cell>
          <table:table-cell table:style-name="ce2" office:value-type="float" office:value="0.63422756706753" calcext:value-type="float">
            <text:p>0.63422756706753</text:p>
          </table:table-cell>
          <table:table-cell table:style-name="ce2" office:value-type="float" office:value="0.224315743603577" calcext:value-type="float">
            <text:p>0.224315743603577</text:p>
          </table:table-cell>
          <table:table-cell table:style-name="ce2" office:value-type="float" office:value="3.07176489291973" calcext:value-type="float">
            <text:p>3.07176489291973</text:p>
          </table:table-cell>
          <table:table-cell table:style-name="ce2" office:value-type="float" office:value="13712" calcext:value-type="float">
            <text:p>13712</text:p>
          </table:table-cell>
        </table:table-row>
        <table:table-row table:style-name="ro1">
          <table:table-cell/>
          <table:table-cell table:style-name="ce2" office:value-type="string" calcext:value-type="string">
            <text:p>{1_resp=rapidisima,difusion=muy_baja,retweet_verified=Sin verificar} =&gt; {adherencia=muy_baja}</text:p>
          </table:table-cell>
          <table:table-cell table:style-name="ce2" office:value-type="float" office:value="0.102197505758337" calcext:value-type="float">
            <text:p>0.102197505758337</text:p>
          </table:table-cell>
          <table:table-cell table:style-name="ce2" office:value-type="float" office:value="0.858163443108556" calcext:value-type="float">
            <text:p>0.858163443108556</text:p>
          </table:table-cell>
          <table:table-cell table:style-name="ce2" office:value-type="float" office:value="0.119088626507024" calcext:value-type="float">
            <text:p>0.119088626507024</text:p>
          </table:table-cell>
          <table:table-cell table:style-name="ce2" office:value-type="float" office:value="2.37526589436818" calcext:value-type="float">
            <text:p>2.37526589436818</text:p>
          </table:table-cell>
          <table:table-cell table:style-name="ce2" office:value-type="float" office:value="9850" calcext:value-type="float">
            <text:p>9850</text:p>
          </table:table-cell>
        </table:table-row>
        <table:table-row table:style-name="ro1">
          <table:table-cell/>
          <table:table-cell office:value-type="string" calcext:value-type="string">
            <text:p>{1_resp=rapidisima,difusion=muy_baja} =&gt; {adherencia=muy_baja}</text:p>
          </table:table-cell>
          <table:table-cell office:value-type="float" office:value="0.125884501255421" calcext:value-type="float">
            <text:p>0.125884501255421</text:p>
          </table:table-cell>
          <table:table-cell office:value-type="float" office:value="0.815444586329726" calcext:value-type="float">
            <text:p>0.815444586329726</text:p>
          </table:table-cell>
          <table:table-cell office:value-type="float" office:value="0.154375298292212" calcext:value-type="float">
            <text:p>0.154375298292212</text:p>
          </table:table-cell>
          <table:table-cell office:value-type="float" office:value="2.25702659581965" calcext:value-type="float">
            <text:p>2.25702659581965</text:p>
          </table:table-cell>
          <table:table-cell office:value-type="float" office:value="12133" calcext:value-type="float">
            <text:p>12133</text:p>
          </table:table-cell>
        </table:table-row>
        <table:table-row table:style-name="ro1">
          <table:table-cell/>
          <table:table-cell office:value-type="string" calcext:value-type="string">
            <text:p>{adherencia=intermedia} =&gt; {difusion=baja}</text:p>
          </table:table-cell>
          <table:table-cell office:value-type="float" office:value="0.134153680147745" calcext:value-type="float">
            <text:p>0.134153680147745</text:p>
          </table:table-cell>
          <table:table-cell office:value-type="float" office:value="0.677743998322675" calcext:value-type="float">
            <text:p>0.677743998322675</text:p>
          </table:table-cell>
          <table:table-cell office:value-type="float" office:value="0.19794152435102" calcext:value-type="float">
            <text:p>0.19794152435102</text:p>
          </table:table-cell>
          <table:table-cell office:value-type="float" office:value="2.13012202590283" calcext:value-type="float">
            <text:p>2.13012202590283</text:p>
          </table:table-cell>
          <table:table-cell office:value-type="float" office:value="12930" calcext:value-type="float">
            <text:p>12930</text:p>
          </table:table-cell>
        </table:table-row>
        <table:table-row table:style-name="ro1">
          <table:table-cell/>
          <table:table-cell office:value-type="string" calcext:value-type="string">
            <text:p>{difusion=baja} =&gt; {adherencia=intermedia}</text:p>
          </table:table-cell>
          <table:table-cell office:value-type="float" office:value="0.134153680147745" calcext:value-type="float">
            <text:p>0.134153680147745</text:p>
          </table:table-cell>
          <table:table-cell office:value-type="float" office:value="0.421639600860888" calcext:value-type="float">
            <text:p>0.421639600860888</text:p>
          </table:table-cell>
          <table:table-cell office:value-type="float" office:value="0.318171442800523" calcext:value-type="float">
            <text:p>0.318171442800523</text:p>
          </table:table-cell>
          <table:table-cell office:value-type="float" office:value="2.13012202590283" calcext:value-type="float">
            <text:p>2.13012202590283</text:p>
          </table:table-cell>
          <table:table-cell office:value-type="float" office:value="12930" calcext:value-type="float">
            <text:p>12930</text:p>
          </table:table-cell>
        </table:table-row>
        <table:table-row table:style-name="ro1">
          <table:table-cell/>
          <table:table-cell office:value-type="string" calcext:value-type="string">
            <text:p>{1_resp=rapidisima,retweet_verified=Sin verificar} =&gt; {adherencia=muy_baja}</text:p>
          </table:table-cell>
          <table:table-cell office:value-type="float" office:value="0.10391981905335" calcext:value-type="float">
            <text:p>0.10391981905335</text:p>
          </table:table-cell>
          <table:table-cell office:value-type="float" office:value="0.712679664152554" calcext:value-type="float">
            <text:p>0.712679664152554</text:p>
          </table:table-cell>
          <table:table-cell office:value-type="float" office:value="0.145815608723621" calcext:value-type="float">
            <text:p>0.145815608723621</text:p>
          </table:table-cell>
          <table:table-cell office:value-type="float" office:value="1.97258892052012" calcext:value-type="float">
            <text:p>1.97258892052012</text:p>
          </table:table-cell>
          <table:table-cell office:value-type="float" office:value="10016" calcext:value-type="float">
            <text:p>10016</text:p>
          </table:table-cell>
        </table:table-row>
        <table:table-row table:style-name="ro1">
          <table:table-cell/>
          <table:table-cell table:style-name="ce2" office:value-type="string" calcext:value-type="string">
            <text:p>{difusion=muy_baja,fecha_inicio_T_momento=Tarde,retweet_verified=Sin verificar} =&gt; {adherencia=muy_baja}</text:p>
          </table:table-cell>
          <table:table-cell table:style-name="ce2" office:value-type="float" office:value="0.1189226204063" calcext:value-type="float">
            <text:p>0.1189226204063</text:p>
          </table:table-cell>
          <table:table-cell table:style-name="ce2" office:value-type="float" office:value="0.67999525391552" calcext:value-type="float">
            <text:p>0.67999525391552</text:p>
          </table:table-cell>
          <table:table-cell table:style-name="ce2" office:value-type="float" office:value="0.174887427112946" calcext:value-type="float">
            <text:p>0.174887427112946</text:p>
          </table:table-cell>
          <table:table-cell table:style-name="ce2" office:value-type="float" office:value="1.88212344388276" calcext:value-type="float">
            <text:p>1.88212344388276</text:p>
          </table:table-cell>
          <table:table-cell table:style-name="ce2" office:value-type="float" office:value="11462" calcext:value-type="float">
            <text:p>11462</text:p>
          </table:table-cell>
        </table:table-row>
        <table:table-row table:style-name="ro1">
          <table:table-cell/>
          <table:table-cell office:value-type="string" calcext:value-type="string">
            <text:p>{difusion=muy_baja,retweet_es_finde=Laborable,retweet_verified=Sin verificar} =&gt; {adherencia=muy_baja}</text:p>
          </table:table-cell>
          <table:table-cell office:value-type="float" office:value="0.131705090162063" calcext:value-type="float">
            <text:p>0.131705090162063</text:p>
          </table:table-cell>
          <table:table-cell office:value-type="float" office:value="0.679513944649644" calcext:value-type="float">
            <text:p>0.679513944649644</text:p>
          </table:table-cell>
          <table:table-cell office:value-type="float" office:value="0.193822497976801" calcext:value-type="float">
            <text:p>0.193822497976801</text:p>
          </table:table-cell>
          <table:table-cell office:value-type="float" office:value="1.88079125303607" calcext:value-type="float">
            <text:p>1.88079125303607</text:p>
          </table:table-cell>
          <table:table-cell office:value-type="float" office:value="12694" calcext:value-type="float">
            <text:p>12694</text:p>
          </table:table-cell>
        </table:table-row>
        <table:table-row table:style-name="ro1">
          <table:table-cell/>
          <table:table-cell office:value-type="string" calcext:value-type="string">
            <text:p>{difusion=muy_baja,n_char=corto,retweet_verified=Sin verificar} =&gt; {adherencia=muy_baja}</text:p>
          </table:table-cell>
          <table:table-cell office:value-type="float" office:value="0.112313502521218" calcext:value-type="float">
            <text:p>0.112313502521218</text:p>
          </table:table-cell>
          <table:table-cell office:value-type="float" office:value="0.667674088694258" calcext:value-type="float">
            <text:p>0.667674088694258</text:p>
          </table:table-cell>
          <table:table-cell office:value-type="float" office:value="0.168216056940093" calcext:value-type="float">
            <text:p>0.168216056940093</text:p>
          </table:table-cell>
          <table:table-cell office:value-type="float" office:value="1.84802033244874" calcext:value-type="float">
            <text:p>1.84802033244874</text:p>
          </table:table-cell>
          <table:table-cell office:value-type="float" office:value="10825" calcext:value-type="float">
            <text:p>10825</text:p>
          </table:table-cell>
        </table:table-row>
        <table:table-row table:style-name="ro1">
          <table:table-cell/>
          <table:table-cell table:style-name="ce2" office:value-type="string" calcext:value-type="string">
            <text:p>{difusion=muy_baja,polaridad=Neutro,retweet_verified=Sin verificar} =&gt; {adherencia=muy_baja}</text:p>
          </table:table-cell>
          <table:table-cell table:style-name="ce2" office:value-type="float" office:value="0.154935568882156" calcext:value-type="float">
            <text:p>0.154935568882156</text:p>
          </table:table-cell>
          <table:table-cell table:style-name="ce2" office:value-type="float" office:value="0.664545414089271" calcext:value-type="float">
            <text:p>0.664545414089271</text:p>
          </table:table-cell>
          <table:table-cell table:style-name="ce2" office:value-type="float" office:value="0.233145193085846" calcext:value-type="float">
            <text:p>0.233145193085846</text:p>
          </table:table-cell>
          <table:table-cell table:style-name="ce2" office:value-type="float" office:value="1.83936063697525" calcext:value-type="float">
            <text:p>1.83936063697525</text:p>
          </table:table-cell>
          <table:table-cell table:style-name="ce2" office:value-type="float" office:value="14933" calcext:value-type="float">
            <text:p>14933</text:p>
          </table:table-cell>
        </table:table-row>
        <table:table-row table:style-name="ro1">
          <table:table-cell/>
          <table:table-cell office:value-type="string" calcext:value-type="string">
            <text:p>{difusion=muy_baja,retweet_verified=Sin verificar} =&gt; {adherencia=muy_baja}</text:p>
          </table:table-cell>
          <table:table-cell office:value-type="float" office:value="0.300595546886348" calcext:value-type="float">
            <text:p>0.300595546886348</text:p>
          </table:table-cell>
          <table:table-cell office:value-type="float" office:value="0.663795078586812" calcext:value-type="float">
            <text:p>0.663795078586812</text:p>
          </table:table-cell>
          <table:table-cell office:value-type="float" office:value="0.452843892013031" calcext:value-type="float">
            <text:p>0.452843892013031</text:p>
          </table:table-cell>
          <table:table-cell office:value-type="float" office:value="1.83728382242129" calcext:value-type="float">
            <text:p>1.83728382242129</text:p>
          </table:table-cell>
          <table:table-cell office:value-type="float" office:value="28972" calcext:value-type="float">
            <text:p>28972</text:p>
          </table:table-cell>
        </table:table-row>
        <table:table-row table:style-name="ro1">
          <table:table-cell/>
          <table:table-cell table:style-name="ce2" office:value-type="string" calcext:value-type="string">
            <text:p>{difusion=muy_baja,retweet_source=Twitter for Android,retweet_verified=Sin verificar} =&gt; {adherencia=muy_baja}</text:p>
          </table:table-cell>
          <table:table-cell table:style-name="ce2" office:value-type="float" office:value="0.117853956132888" calcext:value-type="float">
            <text:p>0.117853956132888</text:p>
          </table:table-cell>
          <table:table-cell table:style-name="ce2" office:value-type="float" office:value="0.660675856453208" calcext:value-type="float">
            <text:p>0.660675856453208</text:p>
          </table:table-cell>
          <table:table-cell table:style-name="ce2" office:value-type="float" office:value="0.17838393060945" calcext:value-type="float">
            <text:p>0.17838393060945</text:p>
          </table:table-cell>
          <table:table-cell table:style-name="ce2" office:value-type="float" office:value="1.82865028995098" calcext:value-type="float">
            <text:p>1.82865028995098</text:p>
          </table:table-cell>
          <table:table-cell table:style-name="ce2" office:value-type="float" office:value="11359" calcext:value-type="float">
            <text:p>11359</text:p>
          </table:table-cell>
        </table:table-row>
        <table:table-row table:style-name="ro1">
          <table:table-cell/>
          <table:table-cell office:value-type="string" calcext:value-type="string">
            <text:p>{adherencia=muy_baja,difusion=muy_baja} =&gt; {1_resp=rapidisima}</text:p>
          </table:table-cell>
          <table:table-cell office:value-type="float" office:value="0.125884501255421" calcext:value-type="float">
            <text:p>0.125884501255421</text:p>
          </table:table-cell>
          <table:table-cell office:value-type="float" office:value="0.363133006105591" calcext:value-type="float">
            <text:p>0.363133006105591</text:p>
          </table:table-cell>
          <table:table-cell office:value-type="float" office:value="0.346662239837314" calcext:value-type="float">
            <text:p>0.346662239837314</text:p>
          </table:table-cell>
          <table:table-cell office:value-type="float" office:value="1.82108774621307" calcext:value-type="float">
            <text:p>1.82108774621307</text:p>
          </table:table-cell>
          <table:table-cell office:value-type="float" office:value="12133" calcext:value-type="float">
            <text:p>12133</text:p>
          </table:table-cell>
        </table:table-row>
        <table:table-row table:style-name="ro1">
          <table:table-cell/>
          <table:table-cell office:value-type="string" calcext:value-type="string">
            <text:p>{adherencia=muy_baja,n_char=corto,retweet_verified=Sin verificar} =&gt; {difusion=muy_baja}</text:p>
          </table:table-cell>
          <table:table-cell office:value-type="float" office:value="0.112313502521218" calcext:value-type="float">
            <text:p>0.112313502521218</text:p>
          </table:table-cell>
          <table:table-cell office:value-type="float" office:value="0.984717547530247" calcext:value-type="float">
            <text:p>0.984717547530247</text:p>
          </table:table-cell>
          <table:table-cell office:value-type="float" office:value="0.114056566578822" calcext:value-type="float">
            <text:p>0.114056566578822</text:p>
          </table:table-cell>
          <table:table-cell office:value-type="float" office:value="1.81971482985774" calcext:value-type="float">
            <text:p>1.81971482985774</text:p>
          </table:table-cell>
          <table:table-cell office:value-type="float" office:value="10825" calcext:value-type="float">
            <text:p>10825</text:p>
          </table:table-cell>
        </table:table-row>
        <table:table-row table:style-name="ro1">
          <table:table-cell/>
          <table:table-cell office:value-type="string" calcext:value-type="string">
            <text:p>{1_resp=rapidisima,adherencia=muy_baja,retweet_verified=Sin verificar} =&gt; {difusion=muy_baja}</text:p>
          </table:table-cell>
          <table:table-cell office:value-type="float" office:value="0.102197505758337" calcext:value-type="float">
            <text:p>0.102197505758337</text:p>
          </table:table-cell>
          <table:table-cell office:value-type="float" office:value="0.983426517571885" calcext:value-type="float">
            <text:p>0.983426517571885</text:p>
          </table:table-cell>
          <table:table-cell office:value-type="float" office:value="0.10391981905335" calcext:value-type="float">
            <text:p>0.10391981905335</text:p>
          </table:table-cell>
          <table:table-cell office:value-type="float" office:value="1.8173290631301" calcext:value-type="float">
            <text:p>1.8173290631301</text:p>
          </table:table-cell>
          <table:table-cell office:value-type="float" office:value="9850" calcext:value-type="float">
            <text:p>9850</text:p>
          </table:table-cell>
        </table:table-row>
        <table:table-row table:style-name="ro1">
          <table:table-cell/>
          <table:table-cell office:value-type="string" calcext:value-type="string">
            <text:p>{1_resp=rapidisima,adherencia=muy_baja} =&gt; {difusion=muy_baja}</text:p>
          </table:table-cell>
          <table:table-cell office:value-type="float" office:value="0.125884501255421" calcext:value-type="float">
            <text:p>0.125884501255421</text:p>
          </table:table-cell>
          <table:table-cell office:value-type="float" office:value="0.982031566167544" calcext:value-type="float">
            <text:p>0.982031566167544</text:p>
          </table:table-cell>
          <table:table-cell office:value-type="float" office:value="0.128187835902969" calcext:value-type="float">
            <text:p>0.128187835902969</text:p>
          </table:table-cell>
          <table:table-cell office:value-type="float" office:value="1.81475125412915" calcext:value-type="float">
            <text:p>1.81475125412915</text:p>
          </table:table-cell>
          <table:table-cell office:value-type="float" office:value="12133" calcext:value-type="float">
            <text:p>12133</text:p>
          </table:table-cell>
        </table:table-row>
        <table:table-row table:style-name="ro1">
          <table:table-cell/>
          <table:table-cell office:value-type="string" calcext:value-type="string">
            <text:p>{adherencia=muy_baja,n_char=corto} =&gt; {difusion=muy_baja}</text:p>
          </table:table-cell>
          <table:table-cell office:value-type="float" office:value="0.128831109543276" calcext:value-type="float">
            <text:p>0.128831109543276</text:p>
          </table:table-cell>
          <table:table-cell office:value-type="float" office:value="0.981581027667984" calcext:value-type="float">
            <text:p>0.981581027667984</text:p>
          </table:table-cell>
          <table:table-cell office:value-type="float" office:value="0.131248573385072" calcext:value-type="float">
            <text:p>0.131248573385072</text:p>
          </table:table-cell>
          <table:table-cell office:value-type="float" office:value="1.81391867874637" calcext:value-type="float">
            <text:p>1.81391867874637</text:p>
          </table:table-cell>
          <table:table-cell office:value-type="float" office:value="12417" calcext:value-type="float">
            <text:p>12417</text:p>
          </table:table-cell>
        </table:table-row>
        <table:table-row table:style-name="ro1">
          <table:table-cell/>
          <table:table-cell office:value-type="string" calcext:value-type="string">
            <text:p>{difusion=muy_baja,fecha_inicio_T_momento=Tarde} =&gt; {adherencia=muy_baja}</text:p>
          </table:table-cell>
          <table:table-cell office:value-type="float" office:value="0.139154613932062" calcext:value-type="float">
            <text:p>0.139154613932062</text:p>
          </table:table-cell>
          <table:table-cell office:value-type="float" office:value="0.654914790761268" calcext:value-type="float">
            <text:p>0.654914790761268</text:p>
          </table:table-cell>
          <table:table-cell office:value-type="float" office:value="0.212477433545683" calcext:value-type="float">
            <text:p>0.212477433545683</text:p>
          </table:table-cell>
          <table:table-cell office:value-type="float" office:value="1.81270453630327" calcext:value-type="float">
            <text:p>1.81270453630327</text:p>
          </table:table-cell>
          <table:table-cell office:value-type="float" office:value="13412" calcext:value-type="float">
            <text:p>13412</text:p>
          </table:table-cell>
        </table:table-row>
        <table:table-row table:style-name="ro1">
          <table:table-cell/>
          <table:table-cell office:value-type="string" calcext:value-type="string">
            <text:p>{difusion=muy_baja,retweet_es_finde=Laborable} =&gt; {adherencia=muy_baja}</text:p>
          </table:table-cell>
          <table:table-cell office:value-type="float" office:value="0.149135730738105" calcext:value-type="float">
            <text:p>0.149135730738105</text:p>
          </table:table-cell>
          <table:table-cell office:value-type="float" office:value="0.653898644345373" calcext:value-type="float">
            <text:p>0.653898644345373</text:p>
          </table:table-cell>
          <table:table-cell office:value-type="float" office:value="0.228071631632462" calcext:value-type="float">
            <text:p>0.228071631632462</text:p>
          </table:table-cell>
          <table:table-cell office:value-type="float" office:value="1.80989199756751" calcext:value-type="float">
            <text:p>1.80989199756751</text:p>
          </table:table-cell>
          <table:table-cell office:value-type="float" office:value="14374" calcext:value-type="float">
            <text:p>14374</text:p>
          </table:table-cell>
        </table:table-row>
        <table:table-row table:style-name="ro1">
          <table:table-cell/>
          <table:table-cell office:value-type="string" calcext:value-type="string">
            <text:p>{difusion=muy_baja,retweet_source=Twitter for Android} =&gt; {adherencia=muy_baja}</text:p>
          </table:table-cell>
          <table:table-cell office:value-type="float" office:value="0.120603432176132" calcext:value-type="float">
            <text:p>0.120603432176132</text:p>
          </table:table-cell>
          <table:table-cell office:value-type="float" office:value="0.653253905810948" calcext:value-type="float">
            <text:p>0.653253905810948</text:p>
          </table:table-cell>
          <table:table-cell office:value-type="float" office:value="0.184619534767903" calcext:value-type="float">
            <text:p>0.184619534767903</text:p>
          </table:table-cell>
          <table:table-cell office:value-type="float" office:value="1.80810745936106" calcext:value-type="float">
            <text:p>1.80810745936106</text:p>
          </table:table-cell>
          <table:table-cell office:value-type="float" office:value="11624" calcext:value-type="float">
            <text:p>11624</text:p>
          </table:table-cell>
        </table:table-row>
        <table:table-row table:style-name="ro1">
          <table:table-cell/>
          <table:table-cell office:value-type="string" calcext:value-type="string">
            <text:p>{difusion=muy_baja,retweet_es_finde=Finde,retweet_verified=Sin verificar} =&gt; {adherencia=muy_baja}</text:p>
          </table:table-cell>
          <table:table-cell office:value-type="float" office:value="0.168890456724285" calcext:value-type="float">
            <text:p>0.168890456724285</text:p>
          </table:table-cell>
          <table:table-cell office:value-type="float" office:value="0.652032845984378" calcext:value-type="float">
            <text:p>0.652032845984378</text:p>
          </table:table-cell>
          <table:table-cell office:value-type="float" office:value="0.259021394036231" calcext:value-type="float">
            <text:p>0.259021394036231</text:p>
          </table:table-cell>
          <table:table-cell office:value-type="float" office:value="1.80472775146937" calcext:value-type="float">
            <text:p>1.80472775146937</text:p>
          </table:table-cell>
          <table:table-cell office:value-type="float" office:value="16278" calcext:value-type="float">
            <text:p>16278</text:p>
          </table:table-cell>
        </table:table-row>
        <table:table-row table:style-name="ro1">
          <table:table-cell/>
          <table:table-cell office:value-type="string" calcext:value-type="string">
            <text:p>{difusion=muy_baja,n_char=corto} =&gt; {adherencia=muy_baja}</text:p>
          </table:table-cell>
          <table:table-cell office:value-type="float" office:value="0.128831109543276" calcext:value-type="float">
            <text:p>0.128831109543276</text:p>
          </table:table-cell>
          <table:table-cell office:value-type="float" office:value="0.651879462410752" calcext:value-type="float">
            <text:p>0.651879462410752</text:p>
          </table:table-cell>
          <table:table-cell office:value-type="float" office:value="0.197630262912162" calcext:value-type="float">
            <text:p>0.197630262912162</text:p>
          </table:table-cell>
          <table:table-cell office:value-type="float" office:value="1.80430320906533" calcext:value-type="float">
            <text:p>1.80430320906533</text:p>
          </table:table-cell>
          <table:table-cell office:value-type="float" office:value="12417" calcext:value-type="float">
            <text:p>12417</text:p>
          </table:table-cell>
        </table:table-row>
        <table:table-row table:style-name="ro1">
          <table:table-cell/>
          <table:table-cell office:value-type="string" calcext:value-type="string">
            <text:p>{difusion=muy_baja,n_char=largo,retweet_verified=Sin verificar} =&gt; {adherencia=muy_baja}</text:p>
          </table:table-cell>
          <table:table-cell office:value-type="float" office:value="0.116173144363055" calcext:value-type="float">
            <text:p>0.116173144363055</text:p>
          </table:table-cell>
          <table:table-cell office:value-type="float" office:value="0.650837014647756" calcext:value-type="float">
            <text:p>0.650837014647756</text:p>
          </table:table-cell>
          <table:table-cell office:value-type="float" office:value="0.178498059803698" calcext:value-type="float">
            <text:p>0.178498059803698</text:p>
          </table:table-cell>
          <table:table-cell office:value-type="float" office:value="1.80141787220091" calcext:value-type="float">
            <text:p>1.80141787220091</text:p>
          </table:table-cell>
          <table:table-cell office:value-type="float" office:value="11197" calcext:value-type="float">
            <text:p>11197</text:p>
          </table:table-cell>
        </table:table-row>
        <table:table-row table:style-name="ro1">
          <table:table-cell/>
          <table:table-cell office:value-type="string" calcext:value-type="string">
            <text:p>{adherencia=muy_baja,retweet_es_finde=Laborable,retweet_verified=Sin verificar} =&gt; {difusion=muy_baja}</text:p>
          </table:table-cell>
          <table:table-cell office:value-type="float" office:value="0.131705090162063" calcext:value-type="float">
            <text:p>0.131705090162063</text:p>
          </table:table-cell>
          <table:table-cell office:value-type="float" office:value="0.965029648776038" calcext:value-type="float">
            <text:p>0.965029648776038</text:p>
          </table:table-cell>
          <table:table-cell office:value-type="float" office:value="0.136477765557884" calcext:value-type="float">
            <text:p>0.136477765557884</text:p>
          </table:table-cell>
          <table:table-cell office:value-type="float" office:value="1.78333245663648" calcext:value-type="float">
            <text:p>1.78333245663648</text:p>
          </table:table-cell>
          <table:table-cell office:value-type="float" office:value="12694" calcext:value-type="float">
            <text:p>12694</text:p>
          </table:table-cell>
        </table:table-row>
        <table:table-row table:style-name="ro1">
          <table:table-cell/>
          <table:table-cell office:value-type="string" calcext:value-type="string">
            <text:p>{difusion=muy_baja,polaridad=Neutro} =&gt; {adherencia=muy_baja}</text:p>
          </table:table-cell>
          <table:table-cell office:value-type="float" office:value="0.181029652839742" calcext:value-type="float">
            <text:p>0.181029652839742</text:p>
          </table:table-cell>
          <table:table-cell office:value-type="float" office:value="0.643956449529433" calcext:value-type="float">
            <text:p>0.643956449529433</text:p>
          </table:table-cell>
          <table:table-cell office:value-type="float" office:value="0.28112095619514" calcext:value-type="float">
            <text:p>0.28112095619514</text:p>
          </table:table-cell>
          <table:table-cell office:value-type="float" office:value="1.78237351440313" calcext:value-type="float">
            <text:p>1.78237351440313</text:p>
          </table:table-cell>
          <table:table-cell office:value-type="float" office:value="17448" calcext:value-type="float">
            <text:p>17448</text:p>
          </table:table-cell>
        </table:table-row>
        <table:table-row table:style-name="ro1">
          <table:table-cell/>
          <table:table-cell office:value-type="string" calcext:value-type="string">
            <text:p>{adherencia=muy_baja,fecha_inicio_T_momento=Noche,retweet_verified=Sin verificar} =&gt; {difusion=muy_baja}</text:p>
          </table:table-cell>
          <table:table-cell office:value-type="float" office:value="0.131964474694445" calcext:value-type="float">
            <text:p>0.131964474694445</text:p>
          </table:table-cell>
          <table:table-cell office:value-type="float" office:value="0.963122822959261" calcext:value-type="float">
            <text:p>0.963122822959261</text:p>
          </table:table-cell>
          <table:table-cell office:value-type="float" office:value="0.137017285385238" calcext:value-type="float">
            <text:p>0.137017285385238</text:p>
          </table:table-cell>
          <table:table-cell office:value-type="float" office:value="1.77980872617646" calcext:value-type="float">
            <text:p>1.77980872617646</text:p>
          </table:table-cell>
          <table:table-cell office:value-type="float" office:value="12719" calcext:value-type="float">
            <text:p>12719</text:p>
          </table:table-cell>
        </table:table-row>
        <table:table-row table:style-name="ro1">
          <table:table-cell/>
          <table:table-cell office:value-type="string" calcext:value-type="string">
            <text:p>{adherencia=muy_baja} =&gt; {1_resp=rapidisima}</text:p>
          </table:table-cell>
          <table:table-cell office:value-type="float" office:value="0.128187835902969" calcext:value-type="float">
            <text:p>0.128187835902969</text:p>
          </table:table-cell>
          <table:table-cell office:value-type="float" office:value="0.354804433978519" calcext:value-type="float">
            <text:p>0.354804433978519</text:p>
          </table:table-cell>
          <table:table-cell office:value-type="float" office:value="0.361291527463634" calcext:value-type="float">
            <text:p>0.361291527463634</text:p>
          </table:table-cell>
          <table:table-cell office:value-type="float" office:value="1.7793205138518" calcext:value-type="float">
            <text:p>1.7793205138518</text:p>
          </table:table-cell>
          <table:table-cell office:value-type="float" office:value="12355" calcext:value-type="float">
            <text:p>12355</text:p>
          </table:table-cell>
        </table:table-row>
        <table:table-row table:style-name="ro1">
          <table:table-cell/>
          <table:table-cell office:value-type="string" calcext:value-type="string">
            <text:p>{1_resp=rapidisima} =&gt; {adherencia=muy_baja}</text:p>
          </table:table-cell>
          <table:table-cell office:value-type="float" office:value="0.128187835902969" calcext:value-type="float">
            <text:p>0.128187835902969</text:p>
          </table:table-cell>
          <table:table-cell office:value-type="float" office:value="0.642853426296894" calcext:value-type="float">
            <text:p>0.642853426296894</text:p>
          </table:table-cell>
          <table:table-cell office:value-type="float" office:value="0.199404453113652" calcext:value-type="float">
            <text:p>0.199404453113652</text:p>
          </table:table-cell>
          <table:table-cell office:value-type="float" office:value="1.77932051385179" calcext:value-type="float">
            <text:p>1.77932051385179</text:p>
          </table:table-cell>
          <table:table-cell office:value-type="float" office:value="12355" calcext:value-type="float">
            <text:p>12355</text:p>
          </table:table-cell>
        </table:table-row>
        <table:table-row table:style-name="ro1">
          <table:table-cell/>
          <table:table-cell office:value-type="string" calcext:value-type="string">
            <text:p>{difusion=muy_baja,fecha_inicio_T_momento=Noche,retweet_verified=Sin verificar} =&gt; {adherencia=muy_baja}</text:p>
          </table:table-cell>
          <table:table-cell office:value-type="float" office:value="0.131964474694445" calcext:value-type="float">
            <text:p>0.131964474694445</text:p>
          </table:table-cell>
          <table:table-cell office:value-type="float" office:value="0.642665858218382" calcext:value-type="float">
            <text:p>0.642665858218382</text:p>
          </table:table-cell>
          <table:table-cell office:value-type="float" office:value="0.205339171214542" calcext:value-type="float">
            <text:p>0.205339171214542</text:p>
          </table:table-cell>
          <table:table-cell office:value-type="float" office:value="1.77880135393728" calcext:value-type="float">
            <text:p>1.77880135393728</text:p>
          </table:table-cell>
          <table:table-cell office:value-type="float" office:value="12719" calcext:value-type="float">
            <text:p>12719</text:p>
          </table:table-cell>
        </table:table-row>
        <table:table-row table:style-name="ro1">
          <table:table-cell/>
          <table:table-cell office:value-type="string" calcext:value-type="string">
            <text:p>{adherencia=muy_baja,retweet_es_finde=Laborable} =&gt; {difusion=muy_baja}</text:p>
          </table:table-cell>
          <table:table-cell office:value-type="float" office:value="0.149135730738105" calcext:value-type="float">
            <text:p>0.149135730738105</text:p>
          </table:table-cell>
          <table:table-cell office:value-type="float" office:value="0.962243941625385" calcext:value-type="float">
            <text:p>0.962243941625385</text:p>
          </table:table-cell>
          <table:table-cell office:value-type="float" office:value="0.154987445788633" calcext:value-type="float">
            <text:p>0.154987445788633</text:p>
          </table:table-cell>
          <table:table-cell office:value-type="float" office:value="1.77818459202657" calcext:value-type="float">
            <text:p>1.77818459202657</text:p>
          </table:table-cell>
          <table:table-cell office:value-type="float" office:value="14374" calcext:value-type="float">
            <text:p>14374</text:p>
          </table:table-cell>
        </table:table-row>
        <table:table-row table:style-name="ro1">
          <table:table-cell/>
          <table:table-cell office:value-type="string" calcext:value-type="string">
            <text:p>{adherencia=muy_baja,fecha_inicio_T_momento=Noche} =&gt; {difusion=muy_baja}</text:p>
          </table:table-cell>
          <table:table-cell office:value-type="float" office:value="0.148461330953913" calcext:value-type="float">
            <text:p>0.148461330953913</text:p>
          </table:table-cell>
          <table:table-cell office:value-type="float" office:value="0.961238747816741" calcext:value-type="float">
            <text:p>0.961238747816741</text:p>
          </table:table-cell>
          <table:table-cell office:value-type="float" office:value="0.154447925961279" calcext:value-type="float">
            <text:p>0.154447925961279</text:p>
          </table:table-cell>
          <table:table-cell office:value-type="float" office:value="1.77632703796444" calcext:value-type="float">
            <text:p>1.77632703796444</text:p>
          </table:table-cell>
          <table:table-cell office:value-type="float" office:value="14309" calcext:value-type="float">
            <text:p>14309</text:p>
          </table:table-cell>
        </table:table-row>
        <table:table-row table:style-name="ro1">
          <table:table-cell/>
          <table:table-cell office:value-type="string" calcext:value-type="string">
            <text:p>{adherencia=muy_baja,retweet_verified=Sin verificar} =&gt; {difusion=muy_baja}</text:p>
          </table:table-cell>
          <table:table-cell office:value-type="float" office:value="0.300595546886348" calcext:value-type="float">
            <text:p>0.300595546886348</text:p>
          </table:table-cell>
          <table:table-cell office:value-type="float" office:value="0.960005301699858" calcext:value-type="float">
            <text:p>0.960005301699858</text:p>
          </table:table-cell>
          <table:table-cell office:value-type="float" office:value="0.31311863210973" calcext:value-type="float">
            <text:p>0.31311863210973</text:p>
          </table:table-cell>
          <table:table-cell office:value-type="float" office:value="1.77404768364974" calcext:value-type="float">
            <text:p>1.77404768364974</text:p>
          </table:table-cell>
          <table:table-cell office:value-type="float" office:value="28972" calcext:value-type="float">
            <text:p>28972</text:p>
          </table:table-cell>
        </table:table-row>
        <table:table-row table:style-name="ro1">
          <table:table-cell/>
          <table:table-cell office:value-type="string" calcext:value-type="string">
            <text:p>{adherencia=muy_baja} =&gt; {difusion=muy_baja}</text:p>
          </table:table-cell>
          <table:table-cell office:value-type="float" office:value="0.346662239837314" calcext:value-type="float">
            <text:p>0.346662239837314</text:p>
          </table:table-cell>
          <table:table-cell office:value-type="float" office:value="0.95950835678594" calcext:value-type="float">
            <text:p>0.95950835678594</text:p>
          </table:table-cell>
          <table:table-cell office:value-type="float" office:value="0.361291527463634" calcext:value-type="float">
            <text:p>0.361291527463634</text:p>
          </table:table-cell>
          <table:table-cell office:value-type="float" office:value="1.77312935124899" calcext:value-type="float">
            <text:p>1.77312935124899</text:p>
          </table:table-cell>
          <table:table-cell office:value-type="float" office:value="33412" calcext:value-type="float">
            <text:p>33412</text:p>
          </table:table-cell>
        </table:table-row>
        <table:table-row table:style-name="ro1">
          <table:table-cell/>
          <table:table-cell office:value-type="string" calcext:value-type="string">
            <text:p>{difusion=muy_baja} =&gt; {adherencia=muy_baja}</text:p>
          </table:table-cell>
          <table:table-cell office:value-type="float" office:value="0.346662239837314" calcext:value-type="float">
            <text:p>0.346662239837314</text:p>
          </table:table-cell>
          <table:table-cell office:value-type="float" office:value="0.640616611703351" calcext:value-type="float">
            <text:p>0.640616611703351</text:p>
          </table:table-cell>
          <table:table-cell office:value-type="float" office:value="0.541138386835716" calcext:value-type="float">
            <text:p>0.541138386835716</text:p>
          </table:table-cell>
          <table:table-cell office:value-type="float" office:value="1.77312935124899" calcext:value-type="float">
            <text:p>1.77312935124899</text:p>
          </table:table-cell>
          <table:table-cell office:value-type="float" office:value="33412" calcext:value-type="float">
            <text:p>33412</text:p>
          </table:table-cell>
        </table:table-row>
        <table:table-row table:style-name="ro1">
          <table:table-cell/>
          <table:table-cell office:value-type="string" calcext:value-type="string">
            <text:p>{adherencia=muy_baja,retweet_es_finde=Finde} =&gt; {difusion=muy_baja}</text:p>
          </table:table-cell>
          <table:table-cell office:value-type="float" office:value="0.197526509099209" calcext:value-type="float">
            <text:p>0.197526509099209</text:p>
          </table:table-cell>
          <table:table-cell office:value-type="float" office:value="0.957453228726614" calcext:value-type="float">
            <text:p>0.957453228726614</text:p>
          </table:table-cell>
          <table:table-cell office:value-type="float" office:value="0.206304081675002" calcext:value-type="float">
            <text:p>0.206304081675002</text:p>
          </table:table-cell>
          <table:table-cell office:value-type="float" office:value="1.76933156475053" calcext:value-type="float">
            <text:p>1.76933156475053</text:p>
          </table:table-cell>
          <table:table-cell office:value-type="float" office:value="19038" calcext:value-type="float">
            <text:p>19038</text:p>
          </table:table-cell>
        </table:table-row>
        <table:table-row table:style-name="ro1">
          <table:table-cell/>
          <table:table-cell office:value-type="string" calcext:value-type="string">
            <text:p>{adherencia=muy_baja,retweet_es_finde=Finde,retweet_verified=Sin verificar} =&gt; {difusion=muy_baja}</text:p>
          </table:table-cell>
          <table:table-cell office:value-type="float" office:value="0.168890456724285" calcext:value-type="float">
            <text:p>0.168890456724285</text:p>
          </table:table-cell>
          <table:table-cell office:value-type="float" office:value="0.956123348017621" calcext:value-type="float">
            <text:p>0.956123348017621</text:p>
          </table:table-cell>
          <table:table-cell office:value-type="float" office:value="0.176640866551846" calcext:value-type="float">
            <text:p>0.176640866551846</text:p>
          </table:table-cell>
          <table:table-cell office:value-type="float" office:value="1.76687400354004" calcext:value-type="float">
            <text:p>1.76687400354004</text:p>
          </table:table-cell>
          <table:table-cell office:value-type="float" office:value="16278" calcext:value-type="float">
            <text:p>16278</text:p>
          </table:table-cell>
        </table:table-row>
        <table:table-row table:style-name="ro1">
          <table:table-cell/>
          <table:table-cell office:value-type="string" calcext:value-type="string">
            <text:p>{adherencia=muy_baja,polaridad=Neutro} =&gt; {difusion=muy_baja}</text:p>
          </table:table-cell>
          <table:table-cell office:value-type="float" office:value="0.181029652839742" calcext:value-type="float">
            <text:p>0.181029652839742</text:p>
          </table:table-cell>
          <table:table-cell office:value-type="float" office:value="0.954903677758319" calcext:value-type="float">
            <text:p>0.954903677758319</text:p>
          </table:table-cell>
          <table:table-cell office:value-type="float" office:value="0.189578967027038" calcext:value-type="float">
            <text:p>0.189578967027038</text:p>
          </table:table-cell>
          <table:table-cell office:value-type="float" office:value="1.76462010640583" calcext:value-type="float">
            <text:p>1.76462010640583</text:p>
          </table:table-cell>
          <table:table-cell office:value-type="float" office:value="17448" calcext:value-type="float">
            <text:p>17448</text:p>
          </table:table-cell>
        </table:table-row>
        <table:table-row table:style-name="ro1">
          <table:table-cell/>
          <table:table-cell office:value-type="string" calcext:value-type="string">
            <text:p>{adherencia=muy_baja,polaridad=Neutro,retweet_verified=Sin verificar} =&gt; {difusion=muy_baja}</text:p>
          </table:table-cell>
          <table:table-cell office:value-type="float" office:value="0.154935568882156" calcext:value-type="float">
            <text:p>0.154935568882156</text:p>
          </table:table-cell>
          <table:table-cell office:value-type="float" office:value="0.95449025247683" calcext:value-type="float">
            <text:p>0.95449025247683</text:p>
          </table:table-cell>
          <table:table-cell office:value-type="float" office:value="0.162322840364383" calcext:value-type="float">
            <text:p>0.162322840364383</text:p>
          </table:table-cell>
          <table:table-cell office:value-type="float" office:value="1.76385611462194" calcext:value-type="float">
            <text:p>1.76385611462194</text:p>
          </table:table-cell>
          <table:table-cell office:value-type="float" office:value="14933" calcext:value-type="float">
            <text:p>14933</text:p>
          </table:table-cell>
        </table:table-row>
        <table:table-row table:style-name="ro1">
          <table:table-cell/>
          <table:table-cell office:value-type="string" calcext:value-type="string">
            <text:p>{adherencia=muy_baja,polaridad=Neutro,retweet_es_finde=Finde} =&gt; {difusion=muy_baja}</text:p>
          </table:table-cell>
          <table:table-cell office:value-type="float" office:value="0.103670809902264" calcext:value-type="float">
            <text:p>0.103670809902264</text:p>
          </table:table-cell>
          <table:table-cell office:value-type="float" office:value="0.953981286996372" calcext:value-type="float">
            <text:p>0.953981286996372</text:p>
          </table:table-cell>
          <table:table-cell office:value-type="float" office:value="0.10867174368658" calcext:value-type="float">
            <text:p>0.10867174368658</text:p>
          </table:table-cell>
          <table:table-cell office:value-type="float" office:value="1.76291556874155" calcext:value-type="float">
            <text:p>1.76291556874155</text:p>
          </table:table-cell>
          <table:table-cell office:value-type="float" office:value="9992" calcext:value-type="float">
            <text:p>9992</text:p>
          </table:table-cell>
        </table:table-row>
        <table:table-row table:style-name="ro1">
          <table:table-cell/>
          <table:table-cell office:value-type="string" calcext:value-type="string">
            <text:p>{adherencia=muy_baja,fecha_inicio_T_momento=Tarde} =&gt; {difusion=muy_baja}</text:p>
          </table:table-cell>
          <table:table-cell office:value-type="float" office:value="0.139154613932062" calcext:value-type="float">
            <text:p>0.139154613932062</text:p>
          </table:table-cell>
          <table:table-cell office:value-type="float" office:value="0.950868486352357" calcext:value-type="float">
            <text:p>0.950868486352357</text:p>
          </table:table-cell>
          <table:table-cell office:value-type="float" office:value="0.146344753169679" calcext:value-type="float">
            <text:p>0.146344753169679</text:p>
          </table:table-cell>
          <table:table-cell office:value-type="float" office:value="1.75716324970498" calcext:value-type="float">
            <text:p>1.75716324970498</text:p>
          </table:table-cell>
          <table:table-cell office:value-type="float" office:value="13412" calcext:value-type="float">
            <text:p>13412</text:p>
          </table:table-cell>
        </table:table-row>
        <table:table-row table:style-name="ro1">
          <table:table-cell/>
          <table:table-cell office:value-type="string" calcext:value-type="string">
            <text:p>{adherencia=muy_baja,retweet_source=Twitter for Android,retweet_verified=Sin verificar} =&gt; {difusion=muy_baja}</text:p>
          </table:table-cell>
          <table:table-cell office:value-type="float" office:value="0.117853956132888" calcext:value-type="float">
            <text:p>0.117853956132888</text:p>
          </table:table-cell>
          <table:table-cell office:value-type="float" office:value="0.950623483136664" calcext:value-type="float">
            <text:p>0.950623483136664</text:p>
          </table:table-cell>
          <table:table-cell office:value-type="float" office:value="0.123975431097093" calcext:value-type="float">
            <text:p>0.123975431097093</text:p>
          </table:table-cell>
          <table:table-cell office:value-type="float" office:value="1.75671049451028" calcext:value-type="float">
            <text:p>1.75671049451028</text:p>
          </table:table-cell>
          <table:table-cell office:value-type="float" office:value="11359" calcext:value-type="float">
            <text:p>11359</text:p>
          </table:table-cell>
        </table:table-row>
        <table:table-row table:style-name="ro1">
          <table:table-cell/>
          <table:table-cell office:value-type="string" calcext:value-type="string">
            <text:p>{adherencia=muy_baja,retweet_source=Twitter for Android} =&gt; {difusion=muy_baja}</text:p>
          </table:table-cell>
          <table:table-cell office:value-type="float" office:value="0.120603432176132" calcext:value-type="float">
            <text:p>0.120603432176132</text:p>
          </table:table-cell>
          <table:table-cell office:value-type="float" office:value="0.950527434786164" calcext:value-type="float">
            <text:p>0.950527434786164</text:p>
          </table:table-cell>
          <table:table-cell office:value-type="float" office:value="0.126880537859766" calcext:value-type="float">
            <text:p>0.126880537859766</text:p>
          </table:table-cell>
          <table:table-cell office:value-type="float" office:value="1.75653300137204" calcext:value-type="float">
            <text:p>1.75653300137204</text:p>
          </table:table-cell>
          <table:table-cell office:value-type="float" office:value="11624" calcext:value-type="float">
            <text:p>11624</text:p>
          </table:table-cell>
        </table:table-row>
        <table:table-row table:style-name="ro1">
          <table:table-cell/>
          <table:table-cell office:value-type="string" calcext:value-type="string">
            <text:p>{adherencia=muy_baja,fecha_inicio_T_momento=Tarde,retweet_verified=Sin verificar} =&gt; {difusion=muy_baja}</text:p>
          </table:table-cell>
          <table:table-cell office:value-type="float" office:value="0.1189226204063" calcext:value-type="float">
            <text:p>0.1189226204063</text:p>
          </table:table-cell>
          <table:table-cell office:value-type="float" office:value="0.949155349453461" calcext:value-type="float">
            <text:p>0.949155349453461</text:p>
          </table:table-cell>
          <table:table-cell office:value-type="float" office:value="0.125293104521591" calcext:value-type="float">
            <text:p>0.125293104521591</text:p>
          </table:table-cell>
          <table:table-cell office:value-type="float" office:value="1.75399744786839" calcext:value-type="float">
            <text:p>1.75399744786839</text:p>
          </table:table-cell>
          <table:table-cell office:value-type="float" office:value="11462" calcext:value-type="float">
            <text:p>11462</text:p>
          </table:table-cell>
        </table:table-row>
        <table:table-row table:style-name="ro1">
          <table:table-cell/>
          <table:table-cell office:value-type="string" calcext:value-type="string">
            <text:p>{difusion=muy_baja,polaridad=Neutro,retweet_es_finde=Finde} =&gt; {adherencia=muy_baja}</text:p>
          </table:table-cell>
          <table:table-cell office:value-type="float" office:value="0.103670809902264" calcext:value-type="float">
            <text:p>0.103670809902264</text:p>
          </table:table-cell>
          <table:table-cell office:value-type="float" office:value="0.632725430597771" calcext:value-type="float">
            <text:p>0.632725430597771</text:p>
          </table:table-cell>
          <table:table-cell office:value-type="float" office:value="0.163848021414787" calcext:value-type="float">
            <text:p>0.163848021414787</text:p>
          </table:table-cell>
          <table:table-cell office:value-type="float" office:value="1.75128776210081" calcext:value-type="float">
            <text:p>1.75128776210081</text:p>
          </table:table-cell>
          <table:table-cell office:value-type="float" office:value="9992" calcext:value-type="float">
            <text:p>9992</text:p>
          </table:table-cell>
        </table:table-row>
        <table:table-row table:style-name="ro1">
          <table:table-cell/>
          <table:table-cell office:value-type="string" calcext:value-type="string">
            <text:p>{1_resp=muy rapida,adherencia=muy_baja,retweet_verified=Sin verificar} =&gt; {difusion=muy_baja}</text:p>
          </table:table-cell>
          <table:table-cell office:value-type="float" office:value="0.17187856653732" calcext:value-type="float">
            <text:p>0.17187856653732</text:p>
          </table:table-cell>
          <table:table-cell office:value-type="float" office:value="0.946466320059418" calcext:value-type="float">
            <text:p>0.946466320059418</text:p>
          </table:table-cell>
          <table:table-cell office:value-type="float" office:value="0.181600298810981" calcext:value-type="float">
            <text:p>0.181600298810981</text:p>
          </table:table-cell>
          <table:table-cell office:value-type="float" office:value="1.7490282395116" calcext:value-type="float">
            <text:p>1.7490282395116</text:p>
          </table:table-cell>
          <table:table-cell office:value-type="float" office:value="16566" calcext:value-type="float">
            <text:p>16566</text:p>
          </table:table-cell>
        </table:table-row>
        <table:table-row table:style-name="ro1">
          <table:table-cell/>
          <table:table-cell office:value-type="string" calcext:value-type="string">
            <text:p>{1_resp=muy rapida,adherencia=muy_baja} =&gt; {difusion=muy_baja}</text:p>
          </table:table-cell>
          <table:table-cell office:value-type="float" office:value="0.192110560063082" calcext:value-type="float">
            <text:p>0.192110560063082</text:p>
          </table:table-cell>
          <table:table-cell office:value-type="float" office:value="0.945224360610547" calcext:value-type="float">
            <text:p>0.945224360610547</text:p>
          </table:table-cell>
          <table:table-cell office:value-type="float" office:value="0.203243344192899" calcext:value-type="float">
            <text:p>0.203243344192899</text:p>
          </table:table-cell>
          <table:table-cell office:value-type="float" office:value="1.74673315293285" calcext:value-type="float">
            <text:p>1.74673315293285</text:p>
          </table:table-cell>
          <table:table-cell office:value-type="float" office:value="18516" calcext:value-type="float">
            <text:p>18516</text:p>
          </table:table-cell>
        </table:table-row>
        <table:table-row table:style-name="ro1">
          <table:table-cell/>
          <table:table-cell office:value-type="string" calcext:value-type="string">
            <text:p>{difusion=muy_baja,retweet_es_finde=Finde} =&gt; {adherencia=muy_baja}</text:p>
          </table:table-cell>
          <table:table-cell office:value-type="float" office:value="0.197526509099209" calcext:value-type="float">
            <text:p>0.197526509099209</text:p>
          </table:table-cell>
          <table:table-cell office:value-type="float" office:value="0.630940544839928" calcext:value-type="float">
            <text:p>0.630940544839928</text:p>
          </table:table-cell>
          <table:table-cell office:value-type="float" office:value="0.313066755203254" calcext:value-type="float">
            <text:p>0.313066755203254</text:p>
          </table:table-cell>
          <table:table-cell office:value-type="float" office:value="1.74634746978238" calcext:value-type="float">
            <text:p>1.74634746978238</text:p>
          </table:table-cell>
          <table:table-cell office:value-type="float" office:value="19038" calcext:value-type="float">
            <text:p>19038</text:p>
          </table:table-cell>
        </table:table-row>
        <table:table-row table:style-name="ro1">
          <table:table-cell/>
          <table:table-cell office:value-type="string" calcext:value-type="string">
            <text:p>{difusion=muy_baja,retweet_verified=Sin verificar} =&gt; {RT_popular=muy pocos}</text:p>
          </table:table-cell>
          <table:table-cell office:value-type="float" office:value="0.118092589902679" calcext:value-type="float">
            <text:p>0.118092589902679</text:p>
          </table:table-cell>
          <table:table-cell office:value-type="float" office:value="0.260779911102965" calcext:value-type="float">
            <text:p>0.260779911102965</text:p>
          </table:table-cell>
          <table:table-cell office:value-type="float" office:value="0.452843892013031" calcext:value-type="float">
            <text:p>0.452843892013031</text:p>
          </table:table-cell>
          <table:table-cell office:value-type="float" office:value="1.74448149583051" calcext:value-type="float">
            <text:p>1.74448149583051</text:p>
          </table:table-cell>
          <table:table-cell office:value-type="float" office:value="11382" calcext:value-type="float">
            <text:p>11382</text:p>
          </table:table-cell>
        </table:table-row>
        <table:table-row table:style-name="ro1">
          <table:table-cell/>
          <table:table-cell office:value-type="string" calcext:value-type="string">
            <text:p>{1_resp=muy rapida,adherencia=muy_baja,retweet_es_finde=Finde} =&gt; {difusion=muy_baja}</text:p>
          </table:table-cell>
          <table:table-cell office:value-type="float" office:value="0.104625344981428" calcext:value-type="float">
            <text:p>0.104625344981428</text:p>
          </table:table-cell>
          <table:table-cell office:value-type="float" office:value="0.940934963142671" calcext:value-type="float">
            <text:p>0.940934963142671</text:p>
          </table:table-cell>
          <table:table-cell office:value-type="float" office:value="0.111192961341329" calcext:value-type="float">
            <text:p>0.111192961341329</text:p>
          </table:table-cell>
          <table:table-cell office:value-type="float" office:value="1.7388065345812" calcext:value-type="float">
            <text:p>1.7388065345812</text:p>
          </table:table-cell>
          <table:table-cell office:value-type="float" office:value="10084" calcext:value-type="float">
            <text:p>10084</text:p>
          </table:table-cell>
        </table:table-row>
        <table:table-row table:style-name="ro1">
          <table:table-cell/>
          <table:table-cell office:value-type="string" calcext:value-type="string">
            <text:p>{adherencia=muy_baja,n_char=largo} =&gt; {difusion=muy_baja}</text:p>
          </table:table-cell>
          <table:table-cell office:value-type="float" office:value="0.130667552032537" calcext:value-type="float">
            <text:p>0.130667552032537</text:p>
          </table:table-cell>
          <table:table-cell office:value-type="float" office:value="0.938310236924452" calcext:value-type="float">
            <text:p>0.938310236924452</text:p>
          </table:table-cell>
          <table:table-cell office:value-type="float" office:value="0.139258367745015" calcext:value-type="float">
            <text:p>0.139258367745015</text:p>
          </table:table-cell>
          <table:table-cell office:value-type="float" office:value="1.73395615567246" calcext:value-type="float">
            <text:p>1.73395615567246</text:p>
          </table:table-cell>
          <table:table-cell office:value-type="float" office:value="12594" calcext:value-type="float">
            <text:p>12594</text:p>
          </table:table-cell>
        </table:table-row>
        <table:table-row table:style-name="ro1">
          <table:table-cell/>
          <table:table-cell office:value-type="string" calcext:value-type="string">
            <text:p>{difusion=muy_baja,n_char=largo} =&gt; {adherencia=muy_baja}</text:p>
          </table:table-cell>
          <table:table-cell office:value-type="float" office:value="0.130667552032537" calcext:value-type="float">
            <text:p>0.130667552032537</text:p>
          </table:table-cell>
          <table:table-cell office:value-type="float" office:value="0.62448554569346" calcext:value-type="float">
            <text:p>0.62448554569346</text:p>
          </table:table-cell>
          <table:table-cell office:value-type="float" office:value="0.209240314581561" calcext:value-type="float">
            <text:p>0.209240314581561</text:p>
          </table:table-cell>
          <table:table-cell office:value-type="float" office:value="1.72848101387132" calcext:value-type="float">
            <text:p>1.72848101387132</text:p>
          </table:table-cell>
          <table:table-cell office:value-type="float" office:value="12594" calcext:value-type="float">
            <text:p>12594</text:p>
          </table:table-cell>
        </table:table-row>
        <table:table-row table:style-name="ro1">
          <table:table-cell/>
          <table:table-cell office:value-type="string" calcext:value-type="string">
            <text:p>{adherencia=muy_baja,n_char=largo,retweet_verified=Sin verificar} =&gt; {difusion=muy_baja}</text:p>
          </table:table-cell>
          <table:table-cell office:value-type="float" office:value="0.116173144363055" calcext:value-type="float">
            <text:p>0.116173144363055</text:p>
          </table:table-cell>
          <table:table-cell office:value-type="float" office:value="0.933705803869246" calcext:value-type="float">
            <text:p>0.933705803869246</text:p>
          </table:table-cell>
          <table:table-cell office:value-type="float" office:value="0.124421572492789" calcext:value-type="float">
            <text:p>0.124421572492789</text:p>
          </table:table-cell>
          <table:table-cell office:value-type="float" office:value="1.72544736537552" calcext:value-type="float">
            <text:p>1.72544736537552</text:p>
          </table:table-cell>
          <table:table-cell office:value-type="float" office:value="11197" calcext:value-type="float">
            <text:p>11197</text:p>
          </table:table-cell>
        </table:table-row>
        <table:table-row table:style-name="ro1">
          <table:table-cell/>
          <table:table-cell office:value-type="string" calcext:value-type="string">
            <text:p>{difusion=muy_baja,fecha_inicio_T_momento=Noche} =&gt; {adherencia=muy_baja}</text:p>
          </table:table-cell>
          <table:table-cell office:value-type="float" office:value="0.148461330953913" calcext:value-type="float">
            <text:p>0.148461330953913</text:p>
          </table:table-cell>
          <table:table-cell office:value-type="float" office:value="0.618660556011933" calcext:value-type="float">
            <text:p>0.618660556011933</text:p>
          </table:table-cell>
          <table:table-cell office:value-type="float" office:value="0.239972193978129" calcext:value-type="float">
            <text:p>0.239972193978129</text:p>
          </table:table-cell>
          <table:table-cell office:value-type="float" office:value="1.71235832834249" calcext:value-type="float">
            <text:p>1.71235832834249</text:p>
          </table:table-cell>
          <table:table-cell office:value-type="float" office:value="14309" calcext:value-type="float">
            <text:p>14309</text:p>
          </table:table-cell>
        </table:table-row>
        <table:table-row table:style-name="ro1">
          <table:table-cell/>
          <table:table-cell office:value-type="string" calcext:value-type="string">
            <text:p>{adherencia=muy_baja,difusion=muy_baja,retweet_verified=Sin verificar} =&gt; {1_resp=rapidisima}</text:p>
          </table:table-cell>
          <table:table-cell office:value-type="float" office:value="0.102197505758337" calcext:value-type="float">
            <text:p>0.102197505758337</text:p>
          </table:table-cell>
          <table:table-cell office:value-type="float" office:value="0.339983432279442" calcext:value-type="float">
            <text:p>0.339983432279442</text:p>
          </table:table-cell>
          <table:table-cell office:value-type="float" office:value="0.300595546886348" calcext:value-type="float">
            <text:p>0.300595546886348</text:p>
          </table:table-cell>
          <table:table-cell office:value-type="float" office:value="1.70499418127672" calcext:value-type="float">
            <text:p>1.70499418127672</text:p>
          </table:table-cell>
          <table:table-cell office:value-type="float" office:value="9850" calcext:value-type="float">
            <text:p>9850</text:p>
          </table:table-cell>
        </table:table-row>
        <table:table-row table:style-name="ro1">
          <table:table-cell/>
          <table:table-cell office:value-type="string" calcext:value-type="string">
            <text:p>{1_resp=muy rapida,difusion=muy_baja,retweet_verified=Sin verificar} =&gt; {adherencia=muy_baja}</text:p>
          </table:table-cell>
          <table:table-cell office:value-type="float" office:value="0.17187856653732" calcext:value-type="float">
            <text:p>0.17187856653732</text:p>
          </table:table-cell>
          <table:table-cell office:value-type="float" office:value="0.614238042269188" calcext:value-type="float">
            <text:p>0.614238042269188</text:p>
          </table:table-cell>
          <table:table-cell office:value-type="float" office:value="0.279824033533232" calcext:value-type="float">
            <text:p>0.279824033533232</text:p>
          </table:table-cell>
          <table:table-cell office:value-type="float" office:value="1.70011748291278" calcext:value-type="float">
            <text:p>1.70011748291278</text:p>
          </table:table-cell>
          <table:table-cell office:value-type="float" office:value="16566" calcext:value-type="float">
            <text:p>16566</text:p>
          </table:table-cell>
        </table:table-row>
        <table:table-row table:style-name="ro1">
          <table:table-cell/>
          <table:table-cell office:value-type="string" calcext:value-type="string">
            <text:p>{adherencia=muy_baja,retweet_verified=Sin verificar} =&gt; {1_resp=rapidisima}</text:p>
          </table:table-cell>
          <table:table-cell office:value-type="float" office:value="0.10391981905335" calcext:value-type="float">
            <text:p>0.10391981905335</text:p>
          </table:table-cell>
          <table:table-cell office:value-type="float" office:value="0.331886411080553" calcext:value-type="float">
            <text:p>0.331886411080553</text:p>
          </table:table-cell>
          <table:table-cell office:value-type="float" office:value="0.31311863210973" calcext:value-type="float">
            <text:p>0.31311863210973</text:p>
          </table:table-cell>
          <table:table-cell office:value-type="float" office:value="1.66438816133856" calcext:value-type="float">
            <text:p>1.66438816133856</text:p>
          </table:table-cell>
          <table:table-cell office:value-type="float" office:value="10016" calcext:value-type="float">
            <text:p>10016</text:p>
          </table:table-cell>
        </table:table-row>
        <table:table-row table:style-name="ro1">
          <table:table-cell/>
          <table:table-cell office:value-type="string" calcext:value-type="string">
            <text:p>{1_resp=muy rapida,difusion=muy_baja} =&gt; {adherencia=muy_baja}</text:p>
          </table:table-cell>
          <table:table-cell office:value-type="float" office:value="0.192110560063082" calcext:value-type="float">
            <text:p>0.192110560063082</text:p>
          </table:table-cell>
          <table:table-cell office:value-type="float" office:value="0.588220344367495" calcext:value-type="float">
            <text:p>0.588220344367495</text:p>
          </table:table-cell>
          <table:table-cell office:value-type="float" office:value="0.326596252412276" calcext:value-type="float">
            <text:p>0.326596252412276</text:p>
          </table:table-cell>
          <table:table-cell office:value-type="float" office:value="1.6281044520943" calcext:value-type="float">
            <text:p>1.6281044520943</text:p>
          </table:table-cell>
          <table:table-cell office:value-type="float" office:value="18516" calcext:value-type="float">
            <text:p>18516</text:p>
          </table:table-cell>
        </table:table-row>
        <table:table-row table:style-name="ro1">
          <table:table-cell/>
          <table:table-cell office:value-type="string" calcext:value-type="string">
            <text:p>{1_resp=muy rapida,difusion=muy_baja,retweet_es_finde=Finde} =&gt; {adherencia=muy_baja}</text:p>
          </table:table-cell>
          <table:table-cell office:value-type="float" office:value="0.104625344981428" calcext:value-type="float">
            <text:p>0.104625344981428</text:p>
          </table:table-cell>
          <table:table-cell office:value-type="float" office:value="0.583936533673056" calcext:value-type="float">
            <text:p>0.583936533673056</text:p>
          </table:table-cell>
          <table:table-cell office:value-type="float" office:value="0.17917245958789" calcext:value-type="float">
            <text:p>0.17917245958789</text:p>
          </table:table-cell>
          <table:table-cell office:value-type="float" office:value="1.61624751560727" calcext:value-type="float">
            <text:p>1.61624751560727</text:p>
          </table:table-cell>
          <table:table-cell office:value-type="float" office:value="10084" calcext:value-type="float">
            <text:p>10084</text:p>
          </table:table-cell>
        </table:table-row>
        <table:table-row table:style-name="ro1">
          <table:table-cell/>
          <table:table-cell office:value-type="string" calcext:value-type="string">
            <text:p>{1_resp=rapidisima,retweet_verified=Sin verificar} =&gt; {difusion=muy_baja}</text:p>
          </table:table-cell>
          <table:table-cell office:value-type="float" office:value="0.119088626507024" calcext:value-type="float">
            <text:p>0.119088626507024</text:p>
          </table:table-cell>
          <table:table-cell office:value-type="float" office:value="0.816706987334567" calcext:value-type="float">
            <text:p>0.816706987334567</text:p>
          </table:table-cell>
          <table:table-cell office:value-type="float" office:value="0.145815608723621" calcext:value-type="float">
            <text:p>0.145815608723621</text:p>
          </table:table-cell>
          <table:table-cell office:value-type="float" office:value="1.50923868496971" calcext:value-type="float">
            <text:p>1.50923868496971</text:p>
          </table:table-cell>
          <table:table-cell office:value-type="float" office:value="11478" calcext:value-type="float">
            <text:p>11478</text:p>
          </table:table-cell>
        </table:table-row>
        <table:table-row table:style-name="ro1">
          <table:table-cell/>
          <table:table-cell office:value-type="string" calcext:value-type="string">
            <text:p>{adherencia=baja,retweet_es_finde=Finde} =&gt; {difusion=baja}</text:p>
          </table:table-cell>
          <table:table-cell office:value-type="float" office:value="0.103017160880662" calcext:value-type="float">
            <text:p>0.103017160880662</text:p>
          </table:table-cell>
          <table:table-cell office:value-type="float" office:value="0.478921474049778" calcext:value-type="float">
            <text:p>0.478921474049778</text:p>
          </table:table-cell>
          <table:table-cell office:value-type="float" office:value="0.215102405013384" calcext:value-type="float">
            <text:p>0.215102405013384</text:p>
          </table:table-cell>
          <table:table-cell office:value-type="float" office:value="1.50523085866646" calcext:value-type="float">
            <text:p>1.50523085866646</text:p>
          </table:table-cell>
          <table:table-cell office:value-type="float" office:value="9929" calcext:value-type="float">
            <text:p>9929</text:p>
          </table:table-cell>
        </table:table-row>
        <table:table-row table:style-name="ro1">
          <table:table-cell/>
          <table:table-cell office:value-type="string" calcext:value-type="string">
            <text:p>{1_resp=muy rapida,difusion=baja} =&gt; {adherencia=baja}</text:p>
          </table:table-cell>
          <table:table-cell office:value-type="float" office:value="0.114139569629184" calcext:value-type="float">
            <text:p>0.114139569629184</text:p>
          </table:table-cell>
          <table:table-cell office:value-type="float" office:value="0.519110985277463" calcext:value-type="float">
            <text:p>0.519110985277463</text:p>
          </table:table-cell>
          <table:table-cell office:value-type="float" office:value="0.219875080409205" calcext:value-type="float">
            <text:p>0.219875080409205</text:p>
          </table:table-cell>
          <table:table-cell office:value-type="float" office:value="1.47346433569951" calcext:value-type="float">
            <text:p>1.47346433569951</text:p>
          </table:table-cell>
          <table:table-cell office:value-type="float" office:value="11001" calcext:value-type="float">
            <text:p>11001</text:p>
          </table:table-cell>
        </table:table-row>
        <table:table-row table:style-name="ro1">
          <table:table-cell/>
          <table:table-cell office:value-type="string" calcext:value-type="string">
            <text:p>{1_resp=muy rapida,adherencia=baja} =&gt; {difusion=baja}</text:p>
          </table:table-cell>
          <table:table-cell office:value-type="float" office:value="0.114139569629184" calcext:value-type="float">
            <text:p>0.114139569629184</text:p>
          </table:table-cell>
          <table:table-cell office:value-type="float" office:value="0.466223088659095" calcext:value-type="float">
            <text:p>0.466223088659095</text:p>
          </table:table-cell>
          <table:table-cell office:value-type="float" office:value="0.244817497043016" calcext:value-type="float">
            <text:p>0.244817497043016</text:p>
          </table:table-cell>
          <table:table-cell office:value-type="float" office:value="1.46532034602299" calcext:value-type="float">
            <text:p>1.46532034602299</text:p>
          </table:table-cell>
          <table:table-cell office:value-type="float" office:value="11001" calcext:value-type="float">
            <text:p>11001</text:p>
          </table:table-cell>
        </table:table-row>
        <table:table-row table:style-name="ro1">
          <table:table-cell/>
          <table:table-cell office:value-type="string" calcext:value-type="string">
            <text:p>{difusion=baja} =&gt; {adherencia=baja}</text:p>
          </table:table-cell>
          <table:table-cell office:value-type="float" office:value="0.163816895270901" calcext:value-type="float">
            <text:p>0.163816895270901</text:p>
          </table:table-cell>
          <table:table-cell office:value-type="float" office:value="0.514869888475836" calcext:value-type="float">
            <text:p>0.514869888475836</text:p>
          </table:table-cell>
          <table:table-cell office:value-type="float" office:value="0.318171442800523" calcext:value-type="float">
            <text:p>0.318171442800523</text:p>
          </table:table-cell>
          <table:table-cell office:value-type="float" office:value="1.46142624546702" calcext:value-type="float">
            <text:p>1.46142624546702</text:p>
          </table:table-cell>
          <table:table-cell office:value-type="float" office:value="15789" calcext:value-type="float">
            <text:p>15789</text:p>
          </table:table-cell>
        </table:table-row>
        <table:table-row table:style-name="ro1">
          <table:table-cell/>
          <table:table-cell office:value-type="string" calcext:value-type="string">
            <text:p>{adherencia=baja} =&gt; {difusion=baja}</text:p>
          </table:table-cell>
          <table:table-cell office:value-type="float" office:value="0.163816895270901" calcext:value-type="float">
            <text:p>0.163816895270901</text:p>
          </table:table-cell>
          <table:table-cell office:value-type="float" office:value="0.464984097066792" calcext:value-type="float">
            <text:p>0.464984097066792</text:p>
          </table:table-cell>
          <table:table-cell office:value-type="float" office:value="0.352306447261937" calcext:value-type="float">
            <text:p>0.352306447261937</text:p>
          </table:table-cell>
          <table:table-cell office:value-type="float" office:value="1.46142624546702" calcext:value-type="float">
            <text:p>1.46142624546702</text:p>
          </table:table-cell>
          <table:table-cell office:value-type="float" office:value="15789" calcext:value-type="float">
            <text:p>15789</text:p>
          </table:table-cell>
        </table:table-row>
        <table:table-row table:style-name="ro1">
          <table:table-cell/>
          <table:table-cell office:value-type="string" calcext:value-type="string">
            <text:p>{RT_popular=muy pocos} =&gt; {difusion=muy_baja}</text:p>
          </table:table-cell>
          <table:table-cell office:value-type="float" office:value="0.118206719096927" calcext:value-type="float">
            <text:p>0.118206719096927</text:p>
          </table:table-cell>
          <table:table-cell office:value-type="float" office:value="0.790741254858412" calcext:value-type="float">
            <text:p>0.790741254858412</text:p>
          </table:table-cell>
          <table:table-cell office:value-type="float" office:value="0.149488493702144" calcext:value-type="float">
            <text:p>0.149488493702144</text:p>
          </table:table-cell>
          <table:table-cell office:value-type="float" office:value="1.46125515042878" calcext:value-type="float">
            <text:p>1.46125515042878</text:p>
          </table:table-cell>
          <table:table-cell office:value-type="float" office:value="11393" calcext:value-type="float">
            <text:p>11393</text:p>
          </table:table-cell>
        </table:table-row>
        <table:table-row table:style-name="ro1">
          <table:table-cell/>
          <table:table-cell office:value-type="string" calcext:value-type="string">
            <text:p>{difusion=muy_baja} =&gt; {RT_popular=muy pocos}</text:p>
          </table:table-cell>
          <table:table-cell office:value-type="float" office:value="0.118206719096927" calcext:value-type="float">
            <text:p>0.118206719096927</text:p>
          </table:table-cell>
          <table:table-cell office:value-type="float" office:value="0.218440831352098" calcext:value-type="float">
            <text:p>0.218440831352098</text:p>
          </table:table-cell>
          <table:table-cell office:value-type="float" office:value="0.541138386835716" calcext:value-type="float">
            <text:p>0.541138386835716</text:p>
          </table:table-cell>
          <table:table-cell office:value-type="float" office:value="1.46125515042878" calcext:value-type="float">
            <text:p>1.46125515042878</text:p>
          </table:table-cell>
          <table:table-cell office:value-type="float" office:value="11393" calcext:value-type="float">
            <text:p>11393</text:p>
          </table:table-cell>
        </table:table-row>
        <table:table-row table:style-name="ro1">
          <table:table-cell/>
          <table:table-cell office:value-type="string" calcext:value-type="string">
            <text:p>{retweet_verified=Sin verificar,RT_popular=muy pocos} =&gt; {difusion=muy_baja}</text:p>
          </table:table-cell>
          <table:table-cell office:value-type="float" office:value="0.118092589902679" calcext:value-type="float">
            <text:p>0.118092589902679</text:p>
          </table:table-cell>
          <table:table-cell office:value-type="float" office:value="0.790691212226468" calcext:value-type="float">
            <text:p>0.790691212226468</text:p>
          </table:table-cell>
          <table:table-cell office:value-type="float" office:value="0.149353613745305" calcext:value-type="float">
            <text:p>0.149353613745305</text:p>
          </table:table-cell>
          <table:table-cell office:value-type="float" office:value="1.46116267384024" calcext:value-type="float">
            <text:p>1.46116267384024</text:p>
          </table:table-cell>
          <table:table-cell office:value-type="float" office:value="11382" calcext:value-type="float">
            <text:p>11382</text:p>
          </table:table-cell>
        </table:table-row>
        <table:table-row table:style-name="ro1">
          <table:table-cell/>
          <table:table-cell office:value-type="string" calcext:value-type="string">
            <text:p>{difusion=baja,retweet_es_finde=Finde} =&gt; {adherencia=baja}</text:p>
          </table:table-cell>
          <table:table-cell office:value-type="float" office:value="0.103017160880662" calcext:value-type="float">
            <text:p>0.103017160880662</text:p>
          </table:table-cell>
          <table:table-cell office:value-type="float" office:value="0.513843606065311" calcext:value-type="float">
            <text:p>0.513843606065311</text:p>
          </table:table-cell>
          <table:table-cell office:value-type="float" office:value="0.200483492768359" calcext:value-type="float">
            <text:p>0.200483492768359</text:p>
          </table:table-cell>
          <table:table-cell office:value-type="float" office:value="1.45851320649625" calcext:value-type="float">
            <text:p>1.45851320649625</text:p>
          </table:table-cell>
          <table:table-cell office:value-type="float" office:value="9929" calcext:value-type="float">
            <text:p>9929</text:p>
          </table:table-cell>
        </table:table-row>
        <table:table-row table:style-name="ro1">
          <table:table-cell/>
          <table:table-cell office:value-type="string" calcext:value-type="string">
            <text:p>{retweet_source=Twitter for Android,retweet_verified=Sin verificar} =&gt; {RT_popular=pocos}</text:p>
          </table:table-cell>
          <table:table-cell office:value-type="float" office:value="0.100578946276276" calcext:value-type="float">
            <text:p>0.100578946276276</text:p>
          </table:table-cell>
          <table:table-cell office:value-type="float" office:value="0.326628255668992" calcext:value-type="float">
            <text:p>0.326628255668992</text:p>
          </table:table-cell>
          <table:table-cell office:value-type="float" office:value="0.307930941462099" calcext:value-type="float">
            <text:p>0.307930941462099</text:p>
          </table:table-cell>
          <table:table-cell office:value-type="float" office:value="1.45134316250467" calcext:value-type="float">
            <text:p>1.45134316250467</text:p>
          </table:table-cell>
          <table:table-cell office:value-type="float" office:value="9694" calcext:value-type="float">
            <text:p>9694</text:p>
          </table:table-cell>
        </table:table-row>
        <table:table-row table:style-name="ro1">
          <table:table-cell/>
          <table:table-cell office:value-type="string" calcext:value-type="string">
            <text:p>{difusion=baja,retweet_verified=Sin verificar} =&gt; {adherencia=baja}</text:p>
          </table:table-cell>
          <table:table-cell office:value-type="float" office:value="0.116370276607665" calcext:value-type="float">
            <text:p>0.116370276607665</text:p>
          </table:table-cell>
          <table:table-cell office:value-type="float" office:value="0.508408503694302" calcext:value-type="float">
            <text:p>0.508408503694302</text:p>
          </table:table-cell>
          <table:table-cell office:value-type="float" office:value="0.228891286754788" calcext:value-type="float">
            <text:p>0.228891286754788</text:p>
          </table:table-cell>
          <table:table-cell office:value-type="float" office:value="1.44308600550902" calcext:value-type="float">
            <text:p>1.44308600550902</text:p>
          </table:table-cell>
          <table:table-cell office:value-type="float" office:value="11216" calcext:value-type="float">
            <text:p>11216</text:p>
          </table:table-cell>
        </table:table-row>
        <table:table-row table:style-name="ro1">
          <table:table-cell/>
          <table:table-cell office:value-type="string" calcext:value-type="string">
            <text:p>{1_resp=rapidisima} =&gt; {difusion=muy_baja}</text:p>
          </table:table-cell>
          <table:table-cell office:value-type="float" office:value="0.154375298292212" calcext:value-type="float">
            <text:p>0.154375298292212</text:p>
          </table:table-cell>
          <table:table-cell office:value-type="float" office:value="0.774181799261148" calcext:value-type="float">
            <text:p>0.774181799261148</text:p>
          </table:table-cell>
          <table:table-cell office:value-type="float" office:value="0.199404453113652" calcext:value-type="float">
            <text:p>0.199404453113652</text:p>
          </table:table-cell>
          <table:table-cell office:value-type="float" office:value="1.43065400292177" calcext:value-type="float">
            <text:p>1.43065400292177</text:p>
          </table:table-cell>
          <table:table-cell office:value-type="float" office:value="14879" calcext:value-type="float">
            <text:p>14879</text:p>
          </table:table-cell>
        </table:table-row>
        <table:table-row table:style-name="ro1">
          <table:table-cell/>
          <table:table-cell office:value-type="string" calcext:value-type="string">
            <text:p>{difusion=muy_baja} =&gt; {1_resp=rapidisima}</text:p>
          </table:table-cell>
          <table:table-cell office:value-type="float" office:value="0.154375298292212" calcext:value-type="float">
            <text:p>0.154375298292212</text:p>
          </table:table-cell>
          <table:table-cell office:value-type="float" office:value="0.285278779047473" calcext:value-type="float">
            <text:p>0.285278779047473</text:p>
          </table:table-cell>
          <table:table-cell office:value-type="float" office:value="0.541138386835716" calcext:value-type="float">
            <text:p>0.541138386835716</text:p>
          </table:table-cell>
          <table:table-cell office:value-type="float" office:value="1.43065400292177" calcext:value-type="float">
            <text:p>1.43065400292177</text:p>
          </table:table-cell>
          <table:table-cell office:value-type="float" office:value="14879" calcext:value-type="float">
            <text:p>14879</text:p>
          </table:table-cell>
        </table:table-row>
        <table:table-row table:style-name="ro1">
          <table:table-cell/>
          <table:table-cell office:value-type="string" calcext:value-type="string">
            <text:p>{difusion=muy_baja,polaridad=Neutro,retweet_verified=Sin verificar} =&gt; {n_char=corto}</text:p>
          </table:table-cell>
          <table:table-cell office:value-type="float" office:value="0.105092237139715" calcext:value-type="float">
            <text:p>0.105092237139715</text:p>
          </table:table-cell>
          <table:table-cell office:value-type="float" office:value="0.450758755729607" calcext:value-type="float">
            <text:p>0.450758755729607</text:p>
          </table:table-cell>
          <table:table-cell office:value-type="float" office:value="0.233145193085846" calcext:value-type="float">
            <text:p>0.233145193085846</text:p>
          </table:table-cell>
          <table:table-cell office:value-type="float" office:value="1.42517485876955" calcext:value-type="float">
            <text:p>1.42517485876955</text:p>
          </table:table-cell>
          <table:table-cell office:value-type="float" office:value="10129" calcext:value-type="float">
            <text:p>10129</text:p>
          </table:table-cell>
        </table:table-row>
        <table:table-row table:style-name="ro1">
          <table:table-cell/>
          <table:table-cell office:value-type="string" calcext:value-type="string">
            <text:p>{difusion=muy_baja,retweet_verified=Sin verificar} =&gt; {RT_popular=pocos}</text:p>
          </table:table-cell>
          <table:table-cell office:value-type="float" office:value="0.142402108277479" calcext:value-type="float">
            <text:p>0.142402108277479</text:p>
          </table:table-cell>
          <table:table-cell office:value-type="float" office:value="0.314461806351097" calcext:value-type="float">
            <text:p>0.314461806351097</text:p>
          </table:table-cell>
          <table:table-cell office:value-type="float" office:value="0.452843892013032" calcext:value-type="float">
            <text:p>0.452843892013032</text:p>
          </table:table-cell>
          <table:table-cell office:value-type="float" office:value="1.39728264348031" calcext:value-type="float">
            <text:p>1.39728264348031</text:p>
          </table:table-cell>
          <table:table-cell office:value-type="float" office:value="13725" calcext:value-type="float">
            <text:p>13725</text:p>
          </table:table-cell>
        </table:table-row>
        <table:table-row table:style-name="ro1">
          <table:table-cell/>
          <table:table-cell office:value-type="string" calcext:value-type="string">
            <text:p>{adherencia=baja,retweet_verified=Sin verificar} =&gt; {difusion=baja}</text:p>
          </table:table-cell>
          <table:table-cell office:value-type="float" office:value="0.116370276607665" calcext:value-type="float">
            <text:p>0.116370276607665</text:p>
          </table:table-cell>
          <table:table-cell office:value-type="float" office:value="0.442515584313107" calcext:value-type="float">
            <text:p>0.442515584313107</text:p>
          </table:table-cell>
          <table:table-cell office:value-type="float" office:value="0.262974414309726" calcext:value-type="float">
            <text:p>0.262974414309726</text:p>
          </table:table-cell>
          <table:table-cell office:value-type="float" office:value="1.39080861694599" calcext:value-type="float">
            <text:p>1.39080861694599</text:p>
          </table:table-cell>
          <table:table-cell office:value-type="float" office:value="11216" calcext:value-type="float">
            <text:p>11216</text:p>
          </table:table-cell>
        </table:table-row>
        <table:table-row table:style-name="ro1">
          <table:table-cell/>
          <table:table-cell office:value-type="string" calcext:value-type="string">
            <text:p>{difusion=muy_baja,polaridad=Neutro} =&gt; {n_char=corto}</text:p>
          </table:table-cell>
          <table:table-cell office:value-type="float" office:value="0.12288601606109" calcext:value-type="float">
            <text:p>0.12288601606109</text:p>
          </table:table-cell>
          <table:table-cell office:value-type="float" office:value="0.437128621516885" calcext:value-type="float">
            <text:p>0.437128621516885</text:p>
          </table:table-cell>
          <table:table-cell office:value-type="float" office:value="0.28112095619514" calcext:value-type="float">
            <text:p>0.28112095619514</text:p>
          </table:table-cell>
          <table:table-cell office:value-type="float" office:value="1.38208013380923" calcext:value-type="float">
            <text:p>1.38208013380923</text:p>
          </table:table-cell>
          <table:table-cell office:value-type="float" office:value="11844" calcext:value-type="float">
            <text:p>11844</text:p>
          </table:table-cell>
        </table:table-row>
        <table:table-row table:style-name="ro1">
          <table:table-cell/>
          <table:table-cell office:value-type="string" calcext:value-type="string">
            <text:p>{retweet_verified=Sin verificar,RT_popular=pocos} =&gt; {retweet_source=Twitter for Android}</text:p>
          </table:table-cell>
          <table:table-cell office:value-type="float" office:value="0.100578946276276" calcext:value-type="float">
            <text:p>0.100578946276276</text:p>
          </table:table-cell>
          <table:table-cell office:value-type="float" office:value="0.451829410393848" calcext:value-type="float">
            <text:p>0.451829410393848</text:p>
          </table:table-cell>
          <table:table-cell office:value-type="float" office:value="0.222603805689859" calcext:value-type="float">
            <text:p>0.222603805689859</text:p>
          </table:table-cell>
          <table:table-cell office:value-type="float" office:value="1.3676346408071" calcext:value-type="float">
            <text:p>1.3676346408071</text:p>
          </table:table-cell>
          <table:table-cell office:value-type="float" office:value="9694" calcext:value-type="float">
            <text:p>9694</text:p>
          </table:table-cell>
        </table:table-row>
        <table:table-row table:style-name="ro1">
          <table:table-cell/>
          <table:table-cell office:value-type="string" calcext:value-type="string">
            <text:p>{RT_popular=pocos} =&gt; {retweet_source=Twitter for Android}</text:p>
          </table:table-cell>
          <table:table-cell office:value-type="float" office:value="0.101076964578448" calcext:value-type="float">
            <text:p>0.101076964578448</text:p>
          </table:table-cell>
          <table:table-cell office:value-type="float" office:value="0.449126365773823" calcext:value-type="float">
            <text:p>0.449126365773823</text:p>
          </table:table-cell>
          <table:table-cell office:value-type="float" office:value="0.225052395675541" calcext:value-type="float">
            <text:p>0.225052395675541</text:p>
          </table:table-cell>
          <table:table-cell office:value-type="float" office:value="1.35945284171888" calcext:value-type="float">
            <text:p>1.35945284171888</text:p>
          </table:table-cell>
          <table:table-cell office:value-type="float" office:value="9742" calcext:value-type="float">
            <text:p>9742</text:p>
          </table:table-cell>
        </table:table-row>
        <table:table-row table:style-name="ro1">
          <table:table-cell/>
          <table:table-cell office:value-type="string" calcext:value-type="string">
            <text:p>{retweet_source=Twitter for Android} =&gt; {RT_popular=pocos}</text:p>
          </table:table-cell>
          <table:table-cell office:value-type="float" office:value="0.101076964578448" calcext:value-type="float">
            <text:p>0.101076964578448</text:p>
          </table:table-cell>
          <table:table-cell office:value-type="float" office:value="0.305948118836756" calcext:value-type="float">
            <text:p>0.305948118836756</text:p>
          </table:table-cell>
          <table:table-cell office:value-type="float" office:value="0.330372891203752" calcext:value-type="float">
            <text:p>0.330372891203752</text:p>
          </table:table-cell>
          <table:table-cell office:value-type="float" office:value="1.35945284171888" calcext:value-type="float">
            <text:p>1.35945284171888</text:p>
          </table:table-cell>
          <table:table-cell office:value-type="float" office:value="9742" calcext:value-type="float">
            <text:p>9742</text:p>
          </table:table-cell>
        </table:table-row>
        <table:table-row table:style-name="ro1">
          <table:table-cell/>
          <table:table-cell office:value-type="string" calcext:value-type="string">
            <text:p>{difusion=muy_baja,retweet_verified=Sin verificar} =&gt; {1_resp=rapidisima}</text:p>
          </table:table-cell>
          <table:table-cell office:value-type="float" office:value="0.119088626507024" calcext:value-type="float">
            <text:p>0.119088626507024</text:p>
          </table:table-cell>
          <table:table-cell office:value-type="float" office:value="0.262979425376896" calcext:value-type="float">
            <text:p>0.262979425376896</text:p>
          </table:table-cell>
          <table:table-cell office:value-type="float" office:value="0.452843892013031" calcext:value-type="float">
            <text:p>0.452843892013031</text:p>
          </table:table-cell>
          <table:table-cell office:value-type="float" office:value="1.31882423521911" calcext:value-type="float">
            <text:p>1.31882423521911</text:p>
          </table:table-cell>
          <table:table-cell office:value-type="float" office:value="11478" calcext:value-type="float">
            <text:p>11478</text:p>
          </table:table-cell>
        </table:table-row>
        <table:table-row table:style-name="ro1">
          <table:table-cell/>
          <table:table-cell office:value-type="string" calcext:value-type="string">
            <text:p>{1_resp=rapida} =&gt; {retweet_es_finde=Finde}</text:p>
          </table:table-cell>
          <table:table-cell office:value-type="float" office:value="0.102456890290718" calcext:value-type="float">
            <text:p>0.102456890290718</text:p>
          </table:table-cell>
          <table:table-cell office:value-type="float" office:value="0.803760377665636" calcext:value-type="float">
            <text:p>0.803760377665636</text:p>
          </table:table-cell>
          <table:table-cell office:value-type="float" office:value="0.127471934593596" calcext:value-type="float">
            <text:p>0.127471934593596</text:p>
          </table:table-cell>
          <table:table-cell office:value-type="float" office:value="1.31799909352586" calcext:value-type="float">
            <text:p>1.31799909352586</text:p>
          </table:table-cell>
          <table:table-cell office:value-type="float" office:value="9875" calcext:value-type="float">
            <text:p>9875</text:p>
          </table:table-cell>
        </table:table-row>
        <table:table-row table:style-name="ro1">
          <table:table-cell/>
          <table:table-cell office:value-type="string" calcext:value-type="string">
            <text:p>{retweet_es_finde=Finde} =&gt; {1_resp=rapida}</text:p>
          </table:table-cell>
          <table:table-cell office:value-type="float" office:value="0.102456890290718" calcext:value-type="float">
            <text:p>0.102456890290718</text:p>
          </table:table-cell>
          <table:table-cell office:value-type="float" office:value="0.168007894244347" calcext:value-type="float">
            <text:p>0.168007894244347</text:p>
          </table:table-cell>
          <table:table-cell office:value-type="float" office:value="0.60983378639165" calcext:value-type="float">
            <text:p>0.60983378639165</text:p>
          </table:table-cell>
          <table:table-cell office:value-type="float" office:value="1.31799909352586" calcext:value-type="float">
            <text:p>1.31799909352586</text:p>
          </table:table-cell>
          <table:table-cell office:value-type="float" office:value="9875" calcext:value-type="float">
            <text:p>9875</text:p>
          </table:table-cell>
        </table:table-row>
        <table:table-row table:style-name="ro1">
          <table:table-cell/>
          <table:table-cell office:value-type="string" calcext:value-type="string">
            <text:p>{1_resp=muy rapida,retweet_verified=Sin verificar} =&gt; {RT_popular=pocos}</text:p>
          </table:table-cell>
          <table:table-cell office:value-type="float" office:value="0.14461206449337" calcext:value-type="float">
            <text:p>0.14461206449337</text:p>
          </table:table-cell>
          <table:table-cell office:value-type="float" office:value="0.294871794871795" calcext:value-type="float">
            <text:p>0.294871794871795</text:p>
          </table:table-cell>
          <table:table-cell office:value-type="float" office:value="0.490423523064473" calcext:value-type="float">
            <text:p>0.490423523064473</text:p>
          </table:table-cell>
          <table:table-cell office:value-type="float" office:value="1.31023619627188" calcext:value-type="float">
            <text:p>1.31023619627188</text:p>
          </table:table-cell>
          <table:table-cell office:value-type="float" office:value="13938" calcext:value-type="float">
            <text:p>13938</text:p>
          </table:table-cell>
        </table:table-row>
      </table:table>
      <table:named-expressions/>
      <table:database-ranges>
        <table:database-range table:name="__Anonymous_Sheet_DB__0" table:target-range-address="reglas.B1:reglas.G85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7-10T17:32:49.202000000</dc:date>
    <meta:editing-duration>PT1H36M6S</meta:editing-duration>
    <meta:editing-cycles>1</meta:editing-cycles>
    <meta:generator>LibreOffice/6.4.4.2$Windows_X86_64 LibreOffice_project/3d775be2011f3886db32dfd395a6a6d1ca2630ff</meta:generator>
    <meta:document-statistic meta:table-count="1" meta:cell-count="510" meta:object-count="0"/>
  </office:meta>
</office:document-meta>
</file>